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roman" style:font-pitch="variable"/>
    <style:font-face style:name="TimesNewRoman1" svg:font-family="TimesNewRoman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Text_20_body" style:list-style-name="WWNum3"/>
    <style:style style:name="P2" style:family="paragraph" style:parent-style-name="Heading_20_2">
      <style:paragraph-properties fo:margin-left="1.02cm" fo:text-indent="-1.02cm" style:auto-text-indent="false"/>
    </style:style>
    <style:style style:name="P3" style:family="paragraph" style:parent-style-name="Contents_20_1">
      <style:paragraph-properties>
        <style:tab-stops>
          <style:tab-stop style:position="0.847cm"/>
          <style:tab-stop style:position="15.222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5.222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.693cm"/>
          <style:tab-stop style:position="15.222cm" style:type="right" style:leader-style="dotted" style:leader-text="."/>
        </style:tab-stops>
      </style:paragraph-properties>
    </style:style>
    <style:style style:name="P6" style:family="paragraph" style:parent-style-name="Footer">
      <style:paragraph-properties fo:padding="0cm" fo:border="none"/>
    </style:style>
    <style:style style:name="P7" style:family="paragraph" style:parent-style-name="Footer">
      <style:paragraph-properties fo:margin-right="0.635cm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Heading_20_1">
      <style:paragraph-properties fo:margin-left="0.76cm" fo:text-indent="-0.76cm" style:auto-text-indent="false"/>
    </style:style>
    <style:style style:name="P10" style:family="paragraph" style:parent-style-name="Heading_20_1" style:master-page-name="Converted2">
      <style:paragraph-properties fo:margin-left="0.76cm" fo:text-indent="-0.76cm" style:auto-text-indent="false" style:page-number="1"/>
    </style:style>
    <style:style style:name="P11" style:family="paragraph" style:parent-style-name="Heading_20_1" style:list-style-name="">
      <style:paragraph-properties fo:margin-left="0cm" fo:text-indent="0cm" style:auto-text-indent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 style:list-style-name="WWNum3">
      <style:paragraph-properties fo:text-align="justify" style:justify-single-word="fals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 style:master-page-name="Converted1">
      <style:paragraph-properties style:page-number="1"/>
    </style:style>
    <style:style style:name="P16" style:family="paragraph" style:parent-style-name="Tableau">
      <style:paragraph-properties fo:text-align="justify" style:justify-single-word="false"/>
    </style:style>
    <style:style style:name="T1" style:family="text">
      <style:text-properties style:font-name-asian="Times New Roman2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999999" loext:opacity="100%" style:language-asian="fr" style:country-asian="CA"/>
    </style:style>
    <style:style style:name="T4" style:family="text">
      <style:text-properties fo:color="#999999" loext:opacity="100%" style:font-name="TimesNewRoman" fo:font-size="10pt" style:font-size-asian="10pt" style:language-asian="fr" style:country-asian="CA" style:font-name-complex="TimesNewRoman1" style:font-size-complex="10pt"/>
    </style:style>
    <style:style style:name="T5" style:family="text">
      <style:text-properties style:font-name="Cambria"/>
    </style:style>
    <style:style style:name="T6" style:family="text">
      <style:text-properties style:font-name="Cambria" fo:font-size="20pt" fo:font-weight="bold" style:font-size-asian="20pt" style:font-weight-asian="bold"/>
    </style:style>
    <style:style style:name="T7" style:family="text">
      <style:text-properties style:letter-kerning="true" style:language-asian="fr" style:country-asian="CA" style:font-size-complex="11pt"/>
    </style:style>
    <style:style style:name="T8" style:family="text">
      <style:text-properties text:display="true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 loext:marker-style-name="T1"><text:span text:style-name="T1"><text:tab/></text:span><text:span text:style-name="T1"/></text:p>
      <text:p text:style-name="P12"/>
      <text:p text:style-name="TitreDocument">S2 – Projet de session</text:p>
      <text:p text:style-name="SousTitreDocument">Système avec télécommande</text:p>
      <text:p text:style-name="P14"/>
      <text:p text:style-name="P14"/>
      <text:p text:style-name="P14"/>
      <text:p text:style-name="P14"/>
      <text:p text:style-name="TitreDocument">Rapport de définition de projet</text:p>
      <text:p text:style-name="P14"/>
      <text:p text:style-name="P14"/>
      <text:p text:style-name="P14"/>
      <text:p text:style-name="P14"/>
      <text:p text:style-name="P14"/>
      <text:p text:style-name="P14"/>
      <text:p text:style-name="Session">Session 2</text:p>
      <text:p text:style-name="P14"/>
      <text:p text:style-name="P14"/>
      <text:p text:style-name="P14"/>
      <text:p text:style-name="TitreAutre">Département de génie électrique et de génie informatique</text:p>
      <text:p text:style-name="TitreAutre">Faculté de génie</text:p>
      <text:p text:style-name="TitreAutre">Université de Sherbrooke</text:p>
      <text:p text:style-name="P14"/>
      <text:p text:style-name="P14">Présenté par :</text:p>
      <text:p text:style-name="P14"/>
      <text:p text:style-name="P14">Équipe ___</text:p>
      <text:p text:style-name="P14"/>
      <text:p text:style-name="P14">Nom du membre - CIP</text:p>
      <text:p text:style-name="P14">Nom du membre - CIP</text:p>
      <text:p text:style-name="P14">Nom du membre - CIP</text:p>
      <text:p text:style-name="P14">Nom du membre - CIP</text:p>
      <text:p text:style-name="P14">Nom du membre - CIP</text:p>
      <text:p text:style-name="P14">Nom du membre - CIP</text:p>
      <text:p text:style-name="P14">Nom du membre - CIP</text:p>
      <text:p text:style-name="P14">Nom du membre - CIP</text:p>
      <text:p text:style-name="P14"/>
      <text:p text:style-name="P14"><text:span text:style-name="T2">Date :</text:span></text:p>
      <text:p text:style-name="Standard"/>
      <text:p text:style-name="P15" loext:marker-style-name="T5"><text:span text:style-name="T6">Table des matières</text:span><text:span text:style-name="T6"/></text:p>
      <text:p text:style-name="P4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776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1.55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2.328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3.104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.88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4.65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5.43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6.20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6.98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" loext:marker-style-name="T7"><text:a xlink:type="simple" xlink:href="#_Toc158880198" text:style-name="Index_20_Link" text:visited-style-name="Index_20_Link">1<text:span text:style-name="T7"><text:tab/></text:span>Introduction<text:span text:style-name="T8"><text:tab/>1</text:span></text:a></text:p>
          <text:p text:style-name="P3" loext:marker-style-name="T7"><text:a xlink:type="simple" xlink:href="#_Toc158880199" text:style-name="Index_20_Link" text:visited-style-name="Index_20_Link">2<text:span text:style-name="T7"><text:tab/></text:span>Définition du projet<text:span text:style-name="T8"><text:tab/>1</text:span></text:a></text:p>
          <text:p text:style-name="P5" loext:marker-style-name="T7"><text:a xlink:type="simple" xlink:href="#_Toc158880200" text:style-name="Index_20_Link" text:visited-style-name="Index_20_Link">2.1<text:span text:style-name="T7"><text:tab/></text:span>Description de l’application<text:span text:style-name="T8"><text:tab/>1</text:span></text:a></text:p>
          <text:p text:style-name="P5" loext:marker-style-name="T7"><text:a xlink:type="simple" xlink:href="#_Toc158880201" text:style-name="Index_20_Link" text:visited-style-name="Index_20_Link">2.2<text:span text:style-name="T7"><text:tab/></text:span>Prototype de l’interface graphique<text:span text:style-name="T8"><text:tab/>1</text:span></text:a></text:p>
          <text:p text:style-name="P5" loext:marker-style-name="T7"><text:a xlink:type="simple" xlink:href="#_Toc158880202" text:style-name="Index_20_Link" text:visited-style-name="Index_20_Link">2.3<text:span text:style-name="T7"><text:tab/></text:span>Choix de conception électronique<text:span text:style-name="T8"><text:tab/>1</text:span></text:a></text:p>
          <text:p text:style-name="P3" loext:marker-style-name="T7"><text:a xlink:type="simple" xlink:href="#_Toc158880203" text:style-name="Index_20_Link" text:visited-style-name="Index_20_Link">3<text:span text:style-name="T7"><text:tab/></text:span>Gestion du projet<text:span text:style-name="T8"><text:tab/>1</text:span></text:a></text:p>
          <text:p text:style-name="P5" loext:marker-style-name="T7"><text:a xlink:type="simple" xlink:href="#_Toc158880204" text:style-name="Index_20_Link" text:visited-style-name="Index_20_Link">3.1<text:span text:style-name="T7"><text:tab/></text:span>Cahier des charges fonctionnel<text:span text:style-name="T8"><text:tab/>1</text:span></text:a></text:p>
          <text:p text:style-name="P5" loext:marker-style-name="T7"><text:a xlink:type="simple" xlink:href="#_Toc158880205" text:style-name="Index_20_Link" text:visited-style-name="Index_20_Link">3.2<text:span text:style-name="T7"><text:tab/></text:span>Diagramme IDEF0<text:span text:style-name="T8"><text:tab/>1</text:span></text:a></text:p>
          <text:p text:style-name="P5" loext:marker-style-name="T7"><text:a xlink:type="simple" xlink:href="#_Toc158880206" text:style-name="Index_20_Link" text:visited-style-name="Index_20_Link">3.3<text:span text:style-name="T7"><text:tab/></text:span>Première ébauche de l’OTP<text:span text:style-name="T8"><text:tab/>1</text:span></text:a></text:p>
          <text:p text:style-name="P5" loext:marker-style-name="T7"><text:a xlink:type="simple" xlink:href="#_Toc158880207" text:style-name="Index_20_Link" text:visited-style-name="Index_20_Link">3.4<text:span text:style-name="T7"><text:tab/></text:span>AMDEC<text:span text:style-name="T8"><text:tab/>2</text:span></text:a></text:p>
          <text:p text:style-name="P5" loext:marker-style-name="T7"><text:a xlink:type="simple" xlink:href="#_Toc158880208" text:style-name="Index_20_Link" text:visited-style-name="Index_20_Link">3.5<text:span text:style-name="T7"><text:tab/></text:span>Courbe en S et suivi de projet<text:span text:style-name="T8"><text:tab/>2</text:span></text:a></text:p>
          <text:p text:style-name="P3" loext:marker-style-name="T7"><text:a xlink:type="simple" xlink:href="#_Toc158880209" text:style-name="Index_20_Link" text:visited-style-name="Index_20_Link">4<text:span text:style-name="T7"><text:tab/></text:span>Gestion de l’équipe<text:span text:style-name="T8"><text:tab/>2</text:span></text:a></text:p>
          <text:p text:style-name="P5" loext:marker-style-name="T7"><text:a xlink:type="simple" xlink:href="#_Toc158880210" text:style-name="Index_20_Link" text:visited-style-name="Index_20_Link">4.1<text:span text:style-name="T7"><text:tab/></text:span>Efficacité et performance de l’équipe de projet<text:span text:style-name="T8"><text:tab/>2</text:span></text:a></text:p>
          <text:p text:style-name="P5" loext:marker-style-name="T7"><text:a xlink:type="simple" xlink:href="#_Toc158880211" text:style-name="Index_20_Link" text:visited-style-name="Index_20_Link">4.2<text:span text:style-name="T7"><text:tab/></text:span>Division des tâches dans l’équipe<text:span text:style-name="T8"><text:tab/>2</text:span></text:a></text:p>
          <text:p text:style-name="P3" loext:marker-style-name="T7"><text:a xlink:type="simple" xlink:href="#_Toc158880212" text:style-name="Index_20_Link" text:visited-style-name="Index_20_Link">5<text:span text:style-name="T7"><text:tab/></text:span>Conclusion<text:span text:style-name="T8"><text:tab/>2</text:span></text:a></text:p>
        </text:index-body>
      </text:table-of-content>
      <text:p text:style-name="Standard"/>
      <text:p text:style-name="P12"/>
      <text:h text:style-name="P10" text:outline-level="1"><text:bookmark-start text:name="_Toc157408043"/><text:bookmark-start text:name="_Toc158880198"/><text:bookmark-start text:name="_Toc348450465"/>Introduction<text:bookmark-end text:name="_Toc157408043"/><text:bookmark-end text:name="_Toc158880198"/><text:bookmark-end text:name="_Toc348450465"/> <text:s/></text:h>
      <text:list xml:id="list2213837464" text:style-name="WWNum3">
        <text:list-item>
          <text:p text:style-name="P1">5 lignes maximum pour décrire votre travail.</text:p>
        </text:list-item>
      </text:list>
      <text:h text:style-name="P9" text:outline-level="1"><text:bookmark-start text:name="_Toc348450466"/><text:bookmark-start text:name="_Toc158880199"/>Définition du projet<text:bookmark-end text:name="_Toc348450466"/><text:bookmark-end text:name="_Toc158880199"/> </text:h>
      <text:h text:style-name="P2" text:outline-level="2"><text:bookmark-start text:name="_Toc158880200"/>Description de l’application<text:bookmark-end text:name="_Toc158880200"/></text:h>
      <text:list xml:id="list160413223616521" text:continue-numbering="true" text:style-name="WWNum3">
        <text:list-item>
          <text:p text:style-name="P1">1/2 page maximum</text:p>
        </text:list-item>
        <text:list-item>
          <text:p text:style-name="P1">Quelques lignes pour comprendre l’idée du projet. </text:p>
        </text:list-item>
        <text:list-item>
          <text:p text:style-name="P1">Cette description s’adresse à un public très large.</text:p>
        </text:list-item>
        <text:list-item>
          <text:p text:style-name="P1">Il faut viser les fonctionnalités du produit et pas les détails techniques.</text:p>
        </text:list-item>
      </text:list>
      <text:h text:style-name="P2" text:outline-level="2"><text:bookmark-start text:name="_Toc348450467"/><text:bookmark-start text:name="_Toc158880201"/>Prototype de l’interface graphique<text:bookmark-end text:name="_Toc348450467"/><text:bookmark-end text:name="_Toc158880201"/> </text:h>
      <text:list xml:id="list160414346530918" text:continue-numbering="true" text:style-name="WWNum3">
        <text:list-item>
          <text:p text:style-name="P1">1 page maximum</text:p>
        </text:list-item>
        <text:list-item>
          <text:p text:style-name="P1">Un dessin de l’interface graphique associé à votre projet. </text:p>
        </text:list-item>
        <text:list-item>
          <text:p text:style-name="P1">Indiquez l’utilisation de la manette dans l’interface. </text:p>
        </text:list-item>
        <text:list-item>
          <text:p text:style-name="P1">Vous ne devez pas montrer tous les menus, mais montrer la fenêtre principale de votre application.</text:p>
        </text:list-item>
      </text:list>
      <text:h text:style-name="P2" text:outline-level="2"><text:bookmark-start text:name="_Toc158880202"/>Choix de conception électronique<text:bookmark-end text:name="_Toc158880202"/></text:h>
      <text:list xml:id="list160413534225950" text:continue-numbering="true" text:style-name="WWNum3">
        <text:list-item>
          <text:p text:style-name="P1">2 page maximum</text:p>
        </text:list-item>
        <text:list-item>
          <text:p text:style-name="P1">Donner l’allocation des fils dans les connecteurs (Manette et Arduino).</text:p>
        </text:list-item>
        <text:list-item>
          <text:p text:style-name="P1">Donner l’utilité des composants électronique sur la manette (contrôle et affichage).</text:p>
        </text:list-item>
        <text:list-item>
          <text:p text:style-name="P1">Présenter les calculs des composants s’il y a lieu.</text:p>
        </text:list-item>
        <text:list-item>
          <text:p text:style-name="P1">Donner une version préliminaire du traitement des signaux dans le Arduino.</text:p>
        </text:list-item>
        <text:list-item>
          <text:p text:style-name="P1">Donner une version préliminaire de la communication Arduino et PC. </text:p>
        </text:list-item>
      </text:list>
      <text:h text:style-name="P9" text:outline-level="1"><text:bookmark-start text:name="_Toc158880203"/>Gestion du projet<text:bookmark-end text:name="_Toc158880203"/></text:h>
      <text:h text:style-name="P2" text:outline-level="2"><text:bookmark-start text:name="_Toc348450468"/><text:bookmark-start text:name="_Toc158880204"/>Cahier des charges fonctionnel<text:bookmark-end text:name="_Toc348450468"/><text:bookmark-end text:name="_Toc158880204"/> </text:h>
      <text:list xml:id="list160412752525795" text:continue-numbering="true" text:style-name="WWNum3">
        <text:list-item>
          <text:p text:style-name="P13"><text:bookmark-start text:name="_Toc157408046"/>Respecter le format et la notation du cahier de charges présenté dans le livre (page 35).</text:p>
        </text:list-item>
        <text:list-item>
          <text:p text:style-name="P13">Vous devez avoir au minimum 5 fonctions principales, 5 secondaires, 2 techniques et 2 contraintes.</text:p>
        </text:list-item>
      </text:list>
      <text:h text:style-name="P2" text:outline-level="2"><text:bookmark-start text:name="_Toc158880205"/>Diagramme IDEF0<text:bookmark-end text:name="_Toc158880205"/> </text:h>
      <text:list xml:id="list160414190495631" text:continue-numbering="true" text:style-name="WWNum3">
        <text:list-item>
          <text:p text:style-name="P13">Faire un diagramme IDEF0 des quatre principaux modules (Manette, Bread Board, Arduino et Ordinateur)</text:p>
        </text:list-item>
      </text:list>
      <text:h text:style-name="P2" text:outline-level="2"><text:bookmark-end text:name="_Toc157408046"/><text:bookmark-start text:name="_Toc158880206"/><text:soft-page-break/>Première ébauche de l’OTP<text:bookmark-end text:name="_Toc158880206"/> </text:h>
      <text:list xml:id="list160413090601951" text:continue-numbering="true" text:style-name="WWNum3">
        <text:list-item>
          <text:p text:style-name="P13">Maximum 1 page. Respectez le format et la notation de l’exemple du livre (page 82-83)</text:p>
        </text:list-item>
      </text:list>
      <text:h text:style-name="P2" text:outline-level="2"><text:bookmark-start text:name="_Toc348450470"/><text:bookmark-start text:name="_Toc158880207"/>AMDEC<text:bookmark-end text:name="_Toc348450470"/><text:bookmark-end text:name="_Toc158880207"/> </text:h>
      <text:list xml:id="list160414315443249" text:continue-numbering="true" text:style-name="WWNum3">
        <text:list-item>
          <text:p text:style-name="P13">Remplir le tableau AMDEC pour les 5 risques plus élevés de votre projet.</text:p>
        </text:list-item>
        <text:list-item>
          <text:p text:style-name="P13">Commenter le choix de vos risques que vous allez suivre.</text:p>
        </text:list-item>
      </text:list>
      <text:h text:style-name="P2" text:outline-level="2"><text:bookmark-start text:name="_Toc158880208"/><text:bookmark-start text:name="_Toc348450471"/>Courbe en S et suivi de projet<text:bookmark-end text:name="_Toc158880208"/></text:h>
      <text:list xml:id="list160412647610370" text:continue-numbering="true" text:style-name="WWNum3">
        <text:list-item>
          <text:p text:style-name="P13">Mettre à jour le fichier et le déposer avec le rapport dans un fichier zip.</text:p>
        </text:list-item>
        <text:list-item>
          <text:p text:style-name="P13">Dans le rapport, analyse de votre situation (avance, retard, à temps) (contrôle ou non du délai et des coûts) pour toutes les semaines</text:p>
        </text:list-item>
        <text:list-item>
          <text:p text:style-name="P13">Si retard</text:p>
          <text:list>
            <text:list-item>
              <text:p text:style-name="P13">Donner des moyens que vous prendrez pour améliorer votre situation.</text:p>
            </text:list-item>
          </text:list>
        </text:list-item>
        <text:list-item>
          <text:p text:style-name="P13">Si à temps ou avance</text:p>
          <text:list>
            <text:list-item>
              <text:p text:style-name="P13">Donner des moyens que vous prendrez pour maintenir votre situation.</text:p>
            </text:list-item>
          </text:list>
        </text:list-item>
        <text:list-item>
          <text:p text:style-name="P13">Décrire si vous avez dû et/ou si vous pensez revoir votre planification.</text:p>
        </text:list-item>
        <text:list-item>
          <text:p text:style-name="P13">Une demi-page à 1 page</text:p>
        </text:list-item>
      </text:list>
      <text:h text:style-name="P9" text:outline-level="1"><text:bookmark-start text:name="_Toc158880209"/>Gestion de l’équipe<text:bookmark-end text:name="_Toc158880209"/></text:h>
      <text:h text:style-name="P2" text:outline-level="2"><text:bookmark-start text:name="_Toc158880210"/>Efficacité et performance de l’équipe de projet<text:bookmark-end text:name="_Toc158880210"/><text:bookmark-end text:name="_Toc348450471"/> </text:h>
      <text:list xml:id="list160414244084312" text:continue-numbering="true" text:style-name="WWNum3">
        <text:list-item>
          <text:p text:style-name="P13">En vous référant à la section 3.1 et 4.4 du chapitre 8 du livre de référence, jugez de l’efficacité et de la performance de votre équipe</text:p>
        </text:list-item>
        <text:list-item>
          <text:p text:style-name="P13">Environ 1/2 page</text:p>
        </text:list-item>
      </text:list>
      <text:h text:style-name="P2" text:outline-level="2"><text:bookmark-start text:name="_Toc158880211"/><text:bookmark-start text:name="_Toc348450472"/>Division des tâches dans l’équipe<text:bookmark-end text:name="_Toc158880211"/> <text:bookmark-end text:name="_Toc348450472"/></text:h>
      <text:list xml:id="list160412534074739" text:continue-numbering="true" text:style-name="WWNum3">
        <text:list-item>
          <text:p text:style-name="P13">Sous forme de tableau ou de bullet point donner les postes des membres de l’équipe ainsi que les tâches associées à ce poste. (chef d’équipe, responsable élec/info, secrétaire…)</text:p>
        </text:list-item>
      </text:list>
      <text:h text:style-name="P9" text:outline-level="1"><text:bookmark-start text:name="_Toc157408048"/><text:bookmark-start text:name="_Toc158880212"/><text:bookmark-start text:name="_Toc348450476"/>Conclusion<text:bookmark-end text:name="_Toc157408048"/><text:bookmark-end text:name="_Toc158880212"/><text:bookmark-end text:name="_Toc348450476"/> </text:h>
      <text:list text:continue-numbering="true" text:style-name="WWNum3">
        <text:list-item>
          <text:p text:style-name="P1">10 lignes maximum</text:p>
        </text:list-item>
      </text:list>
      <text:h text:style-name="P11" text:outline-level="1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roman" style:font-pitch="variable"/>
    <style:font-face style:name="TimesNewRoman1" svg:font-family="TimesNewRoman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fr" fo:country="CA" style:letter-kerning="false" style:font-name-asian="Times New Roman2" style:font-size-asian="10pt" style:language-asian="fr" style:country-asian="CA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1" fo:font-size="10pt" fo:language="fr" fo:country="CA" style:letter-kerning="false" style:font-name-asian="Times New Roman2" style:font-size-asian="10pt" style:language-asian="fr" style:country-asian="CA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class="text">
      <style:paragraph-properties fo:margin-left="0.76cm" fo:margin-top="0.847cm" fo:margin-bottom="0.212cm" style:contextual-spacing="false" fo:text-indent="-0.76cm" style:auto-text-indent="false" fo:keep-with-next="always"/>
      <style:text-properties fo:font-size="20pt" fo:font-weight="bold" style:letter-kerning="true" style:font-size-asian="20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itre_20_2_20_Car" style:default-outline-level="2" style:class="text">
      <style:paragraph-properties fo:margin-left="1.02cm" fo:margin-top="0.423cm" fo:margin-bottom="0.212cm" style:contextual-spacing="false" fo:text-indent="-1.02cm" style:auto-text-indent="false" fo:keep-with-next="always"/>
      <style:text-properties fo:font-size="16pt" fo:font-weight="bold" style:font-size-asian="16pt" style:font-weight-asian="bold" style:font-name-complex="Arial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212cm" style:contextual-spacing="false" fo:keep-with-next="always"/>
      <style:text-properties fo:font-size="14pt" fo:font-weight="bold" style:font-size-asian="14pt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loext:linked-style-name="Titre_20_4_20_Car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loext:linked-style-name="Titre_20_5_20_Car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loext:linked-style-name="Titre_20_6_20_Car" style:default-outline-level="6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loext:linked-style-name="Titre_20_7_20_Car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loext:linked-style-name="Titre_20_8_20_Car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loext:linked-style-name="Titre_20_9_20_Car" style:default-outline-level="9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style:font-size-complex="11pt"/>
    </style:style>
    <style:style style:name="Title" style:family="paragraph" style:parent-style-name="Standard" style:class="chapter">
      <style:paragraph-properties fo:text-align="center" style:justify-single-word="false"/>
      <style:text-properties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auto-update="true" style:class="index"/>
    <style:style style:name="Contents_20_2" style:display-name="Contents 2" style:family="paragraph" style:parent-style-name="Standard" style:next-style-name="Standard" style:auto-update="true" style:class="index">
      <style:paragraph-properties fo:margin-left="0.423cm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27cm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693cm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117cm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54cm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963cm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387cm"/>
    </style:style>
    <style:style style:name="Figure_20_Index_20_1" style:display-name="Figure Index 1" style:family="paragraph" style:parent-style-name="Standard" style:next-style-name="Standard" style:class="index">
      <style:paragraph-properties fo:margin-left="0.847cm" fo:text-indent="-0.847cm" style:auto-text-indent="false"/>
    </style:style>
    <style:style style:name="Entete" style:family="paragraph" style:parent-style-name="Standard">
      <style:paragraph-properties fo:text-align="justify" style:justify-single-word="false"/>
      <style:text-properties fo:font-size="20pt" style:font-name-asian="Times" style:font-family-asian="Times" style:font-family-generic-asian="system" style:font-pitch-asian="variable" style:font-size-asian="20pt" style:language-asian="fr" style:country-asian="FR" style:font-size-complex="10pt"/>
    </style:style>
    <style:style style:name="TitreDocument" style:family="paragraph" style:parent-style-name="Standard">
      <style:paragraph-properties fo:text-align="center" style:justify-single-word="false"/>
      <style:text-properties fo:font-size="28pt" fo:font-weight="bold" style:font-name-asian="Times" style:font-family-asian="Times" style:font-family-generic-asian="system" style:font-pitch-asian="variable" style:font-size-asian="28pt" style:language-asian="fr" style:country-asian="FR" style:font-weight-asian="bold" style:font-size-complex="10pt"/>
    </style:style>
    <style:style style:name="SousTitreDocument" style:family="paragraph" style:parent-style-name="Standard">
      <style:paragraph-properties fo:text-align="center" style:justify-single-word="false"/>
      <style:text-properties fo:font-size="22pt" fo:font-weight="bold" style:font-name-asian="Times" style:font-family-asian="Times" style:font-family-generic-asian="system" style:font-pitch-asian="variable" style:font-size-asian="22pt" style:language-asian="fr" style:country-asian="FR" style:font-weight-asian="bold" style:font-size-complex="10pt"/>
    </style:style>
    <style:style style:name="Session" style:family="paragraph" style:parent-style-name="Standard">
      <style:paragraph-properties fo:text-align="center" style:justify-single-word="false"/>
      <style:text-properties fo:font-size="20pt" style:font-name-asian="Times" style:font-family-asian="Times" style:font-family-generic-asian="system" style:font-pitch-asian="variable" style:font-size-asian="20pt" style:language-asian="fr" style:country-asian="FR" style:font-size-complex="10pt"/>
    </style:style>
    <style:style style:name="TitreAutre" style:family="paragraph" style:parent-style-name="Standard">
      <style:paragraph-properties fo:text-align="center" style:justify-single-word="false"/>
      <style:text-properties fo:font-size="18pt" style:font-name-asian="Times" style:font-family-asian="Times" style:font-family-generic-asian="system" style:font-pitch-asian="variable" style:font-size-asian="18pt" style:language-asian="fr" style:country-asian="FR" style:font-size-complex="10pt"/>
    </style:style>
    <style:style style:name="Texte" style:family="paragraph" style:parent-style-name="Standard">
      <style:paragraph-properties fo:margin-top="0.212cm" fo:margin-bottom="0cm" style:contextual-spacing="false" fo:text-align="justify" style:justify-single-word="false"/>
      <style:text-properties style:font-name-asian="Times" style:font-family-asian="Times" style:font-family-generic-asian="system" style:font-pitch-asian="variable" style:language-asian="fr" style:country-asian="FR" style:font-size-complex="10pt"/>
    </style:style>
    <style:style style:name="Verbatim" style:family="paragraph" style:parent-style-name="Standard">
      <style:paragraph-properties fo:text-align="justify" style:justify-single-word="false"/>
      <style:text-properties style:font-name="Courier" fo:font-family="Courier" style:font-family-generic="roman" style:font-pitch="variable" fo:font-size="10pt" style:font-name-asian="Times" style:font-family-asian="Times" style:font-family-generic-asian="system" style:font-pitch-asian="variable" style:font-size-asian="10pt" style:language-asian="fr" style:country-asian="FR" style:font-size-complex="10pt"/>
    </style:style>
    <style:style style:name="Tableau" style:family="paragraph" style:parent-style-name="Standard">
      <style:paragraph-properties fo:text-align="center" style:justify-single-word="false"/>
      <style:text-properties style:font-name-asian="Times" style:font-family-asian="Times" style:font-family-generic-asian="system" style:font-pitch-asian="variable" style:language-asian="fr" style:country-asian="FR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 loext:linked-style-name="Texte_20_de_20_bulles_20_Car">
      <style:text-properties style:font-name="Tahoma" fo:font-family="Tahoma" style:font-family-generic="roman" style:font-pitch="variable" fo:font-size="8pt" style:rfc-language-tag="x-none" style:font-size-asian="8pt" style:font-size-complex="8pt"/>
    </style:style>
    <style:style style:name="Footnote" style:family="paragraph" style:parent-style-name="Standard" loext:linked-style-name="Note_20_de_20_bas_20_de_20_page_20_Car" style:class="extra"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line-height="115%" fo:keep-together="always"/>
      <style:text-properties fo:color="#365f91" loext:opacity="100%" fo:font-size="14pt" fo:language="fr" fo:country="FR" style:letter-kerning="false" style:font-size-asian="14pt" style:font-size-complex="14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itre_20_2_20_Car" style:display-name="Titre 2 Car" style:family="text" loext:linked-style-name="Heading_20_2">
      <style:text-properties style:font-name="Calibri" fo:font-family="Calibri" style:font-family-generic="roman" style:font-pitch="variable" fo:font-size="16pt" fo:font-weight="bold" style:font-size-asian="16pt" style:language-asian="en" style:country-asian="US" style:font-weight-asian="bold" style:font-name-complex="Arial" style:font-family-complex="Arial" style:font-family-generic-complex="system" style:font-pitch-complex="variable" style:font-size-complex="14pt" style:font-style-complex="italic" style:font-weight-complex="bold"/>
    </style:style>
    <style:style style:name="Page_20_Number" style:display-name="Page Number" style:family="text" style:parent-style-name="Default_20_Paragraph_20_Font"/>
    <style:style style:name="Texte_20_de_20_bulles_20_Car" style:display-name="Texte de bulles Car" style:family="text" loext:linked-style-name="Balloon_20_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apple-converted-space" style:family="text"/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Note_20_de_20_bas_20_de_20_page_20_Car" style:display-name="Note de bas de page Car" style:family="text" loext:linked-style-name="Footnote">
      <style:text-properties style:language-asian="en" style:country-asian="US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Titre_20_1_20_Car" style:display-name="Titre 1 Car" style:family="text" loext:linked-style-name="Heading_20_1">
      <style:text-properties style:font-name="Calibri" fo:font-family="Calibri" style:font-family-generic="roman" style:font-pitch="variable" fo:font-size="20pt" fo:font-weight="bold" style:letter-kerning="true" style:font-size-asian="20pt" style:language-asian="en" style:country-asian="US" style:font-weight-asian="bold" style:font-size-complex="16pt" style:font-weight-complex="bold"/>
    </style:style>
    <style:style style:name="Titre_20_4_20_Car" style:display-name="Titre 4 Car" style:family="text" loext:linked-style-name="Heading_20_4">
      <style:text-properties style:font-name="Calibri" fo:font-family="Calibri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Titre_20_5_20_Car" style:display-name="Titre 5 Car" style:family="text" loext:linked-style-name="Heading_20_5">
      <style:text-properties style:font-name="Calibri" fo:font-family="Calibri" style:font-family-generic="roman" style:font-pitch="variable" fo:font-size="13pt" fo:font-style="italic" fo:font-weight="bold" style:font-name-asian="Times New Roman2" style:font-family-asian="'Times New Roman'" style:font-family-generic-asian="system" style:font-pitch-asian="variable" style:font-size-asian="13pt" style:language-asian="en" style:country-asian="US" style:font-style-asian="italic" style:font-weight-asian="bold" style:font-name-complex="Times New Roman2" style:font-family-complex="'Times New Roman'" style:font-family-generic-complex="system" style:font-pitch-complex="variable" style:font-size-complex="13pt" style:font-style-complex="italic" style:font-weight-complex="bold"/>
    </style:style>
    <style:style style:name="Titre_20_6_20_Car" style:display-name="Titre 6 Car" style:family="text" loext:linked-style-name="Heading_20_6">
      <style:text-properties style:font-name="Calibri" fo:font-family="Calibri" style:font-family-generic="roman" style:font-pitch="variable" fo:font-size="11pt" fo:font-weight="bold" style:font-name-asian="Times New Roman2" style:font-family-asian="'Times New Roman'" style:font-family-generic-asian="system" style:font-pitch-asian="variable" style:font-size-asian="11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Titre_20_7_20_Car" style:display-name="Titre 7 Car" style:family="text" loext:linked-style-name="Heading_20_7">
      <style:text-properties style:font-name="Calibri" fo:font-family="Calibri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/>
    </style:style>
    <style:style style:name="Titre_20_8_20_Car" style:display-name="Titre 8 Car" style:family="text" loext:linked-style-name="Heading_20_8">
      <style:text-properties style:font-name="Calibri" fo:font-family="Calibri" style:font-family-generic="roman" style:font-pitch="variable" fo:font-size="12pt" fo:font-style="italic" style:font-name-asian="Times New Roman2" style:font-family-asian="'Times New Roman'" style:font-family-generic-asian="system" style:font-pitch-asian="variable" style:font-size-asian="12pt" style:language-asian="en" style:country-asian="US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Titre_20_9_20_Car" style:display-name="Titre 9 Car" style:family="text" loext:linked-style-name="Heading_20_9">
      <style:text-properties style:font-name="Cambria" fo:font-family="Cambria" style:font-family-generic="roman" style:font-pitch="variable" fo:font-size="11pt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/>
    </style:style>
    <style:style style:name="Pied_20_de_20_page_20_Car" style:display-name="Pied de page Car" style:family="text" loext:linked-style-name="Footer">
      <style:text-properties fo:font-size="12pt" style:font-size-asian="12pt" style:language-asian="en" style:country-asian="US" style:font-size-complex="12pt"/>
    </style:style>
    <style:style style:name="ListLabel_20_1" style:display-name="ListLabel 1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fo:font-size="16pt" style:font-size-asian="16pt" style:font-size-complex="16pt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-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padding="0cm" fo:border="non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color="#999999" loext:opacity="100%" style:font-name="TimesNewRoman" fo:font-size="10pt" style:font-size-asian="10pt" style:language-asian="fr" style:country-asian="CA" style:font-name-complex="TimesNewRoman1" style:font-size-complex="10pt"/>
    </style:style>
    <style:style style:name="MT2" style:family="text">
      <style:text-properties fo:color="#999999" loext:opacity="100%" style:language-asian="fr" style:country-asian="CA"/>
    </style:style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59cm" fo:page-height="27.94cm" style:num-format="1" style:print-orientation="portrait" fo:margin-top="2.54cm" fo:margin-bottom="1.27cm" fo:margin-left="3.175cm" fo:margin-right="3.17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18cm" fo:margin-left="0cm" fo:margin-right="0cm" fo:margin-top="0.219cm" style:dynamic-spacing="true"/>
      </style:footer-style>
    </style:page-layout>
    <style:page-layout style:name="Mpm2">
      <style:page-layout-properties fo:page-width="21.59cm" fo:page-height="27.94cm" style:num-format="i" style:print-orientation="portrait" fo:margin-top="2.54cm" fo:margin-bottom="1.27cm" fo:margin-left="3.175cm" fo:margin-right="3.17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18cm" fo:margin-left="0cm" fo:margin-right="0cm" fo:margin-top="0.21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Standard" loext:marker-style-name="MT1"><draw:frame draw:style-name="Mfr1" draw:name="Frame2" text:anchor-type="paragraph" svg:y="0.002cm" draw:z-index="0"><draw:text-box fo:min-height="0cm" fo:min-width="0.041cm"><text:p text:style-name="MP1" loext:marker-style-name="Page Number"><text:span text:style-name="Page_20_Number"><text:page-number text:select-page="current">2</text:page-number></text:span></text:p></draw:text-box></draw:frame><text:span text:style-name="MT2">S2 – Projet de session <text:s text:c="3"/>Rapport mi-session</text:span><text:span text:style-name="MT1"/></text:p>
      </style:footer>
      <style:footer-first>
        <text:p text:style-name="Footer"/>
      </style:footer-first>
    </style:master-page>
    <style:master-page style:name="Converted1" style:page-layout-name="Mpm2" draw:style-name="Mdp1">
      <style:footer>
        <text:p text:style-name="Standard" loext:marker-style-name="MT1"><draw:frame draw:style-name="Mfr1" draw:name="Frame3" text:anchor-type="paragraph" svg:y="0.002cm" draw:z-index="0"><draw:text-box fo:min-height="0cm" fo:min-width="0.041cm"><text:p text:style-name="MP1" loext:marker-style-name="Page Number"><text:span text:style-name="Page_20_Number"><text:page-number text:select-page="current">ii</text:page-number></text:span></text:p></draw:text-box></draw:frame><text:span text:style-name="MT2">S2 – Projet de session <text:s text:c="3"/>Rapport mi-session</text:span></text:p>
      </style:footer>
      <style:footer-first>
        <text:p text:style-name="MP2"><text:page-number text:select-page="current">i</text:page-number></text:p>
      </style:footer-first>
    </style:master-page>
    <style:master-page style:name="Converted2" style:page-layout-name="Mpm1" draw:style-name="Mdp1">
      <style:footer>
        <text:p text:style-name="Standard" loext:marker-style-name="MT1"><draw:frame draw:style-name="Mfr1" draw:name="Frame4" text:anchor-type="paragraph" svg:y="0.002cm" draw:z-index="0"><draw:text-box fo:min-height="0cm" fo:min-width="0.041cm"><text:p text:style-name="MP1" loext:marker-style-name="Page Number"><text:span text:style-name="Page_20_Number"><text:page-number text:select-page="current">2</text:page-number></text:span></text:p></draw:text-box></draw:frame><text:span text:style-name="MT2">S2 – Projet de session <text:s text:c="3"/>Rapport mi-session</text:span></text:p>
      </style:footer>
      <style:footer-first>
        <text:p text:style-name="MP2"><text:page-number text:select-page="current">1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ravail technique avec support pour choisir les phonèmes</dc:title>
    <meta:initial-creator>Profond</meta:initial-creator>
    <dc:creator>Jp Gouin</dc:creator>
    <meta:editing-cycles>9</meta:editing-cycles>
    <meta:print-date>2007-01-24T21:08:00</meta:print-date>
    <meta:creation-date>2024-04-14T13:50:00</meta:creation-date>
    <dc:date>2024-04-14T15:44:00</dc:date>
    <meta:editing-duration>PT1H18M</meta:editing-duration>
    <meta:generator>LibreOffice/24.2.7.2$Linux_X86_64 LibreOffice_project/420$Build-2</meta:generator>
    <meta:document-statistic meta:table-count="0" meta:image-count="0" meta:object-count="0" meta:page-count="6" meta:paragraph-count="92" meta:word-count="635" meta:character-count="3532" meta:non-whitespace-character-count="3007"/>
    <meta:user-defined meta:name="AppVersion">16.0000</meta:user-defined>
    <meta:user-defined meta:name="Company">None</meta:user-defined>
    <meta:user-defined meta:name="ContentTypeId">0x010100399D5AD6678FC346AAED55EC2FB9960A</meta:user-defined>
    <meta:user-defined meta:name="MediaServiceImageTags"/>
    <meta:template xlink:type="simple" xlink:actuate="onRequest" xlink:title="Normal.dotm" xlink:href=""/>
  </office:meta>
</office:document-meta>
</file>